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style:font-name="Calibri"/>
    </style:style>
    <style:style style:name="P3" style:family="paragraph" style:parent-style-name="First_20_paragraph">
      <style:text-properties officeooo:paragraph-rsid="0017a570"/>
    </style:style>
    <style:style style:name="P4" style:family="paragraph" style:parent-style-name="First_20_paragraph" style:list-style-name="L6">
      <style:text-properties officeooo:paragraph-rsid="0017a570"/>
    </style:style>
    <style:style style:name="P5" style:family="paragraph" style:parent-style-name="First_20_paragraph">
      <style:text-properties officeooo:paragraph-rsid="001962a0"/>
    </style:style>
    <style:style style:name="P6" style:family="paragraph" style:parent-style-name="Heading_20_2">
      <style:text-properties style:font-name="Calibri"/>
    </style:style>
    <style:style style:name="P7" style:family="paragraph" style:parent-style-name="Heading_20_3">
      <style:text-properties style:font-name="Calibri"/>
    </style:style>
    <style:style style:name="P8" style:family="paragraph" style:parent-style-name="Heading_20_3">
      <style:text-properties style:font-name="Calibri" fo:font-size="14pt" fo:font-weight="bold" officeooo:rsid="0017a570" officeooo:paragraph-rsid="0017a570" style:font-name-asian="Lucida Sans Unicode" style:font-size-asian="14pt" style:font-weight-asian="bold" style:font-name-complex="Tahoma" style:font-size-complex="14pt" style:font-weight-complex="bold"/>
    </style:style>
    <style:style style:name="P9" style:family="paragraph" style:parent-style-name="Heading_20_3">
      <style:text-properties style:font-name="Calibri" fo:font-size="11.8999996185303pt" fo:font-style="italic" fo:font-weight="bold" style:font-name-asian="Lucida Sans Unicode" style:font-size-asian="11.8999996185303pt" style:font-style-asian="italic" style:font-weight-asian="bold" style:font-name-complex="Tahoma" style:font-size-complex="11.8999996185303pt" style:font-style-complex="italic" style:font-weight-complex="bold"/>
    </style:style>
    <style:style style:name="P10" style:family="paragraph" style:parent-style-name="Heading_20_4">
      <style:text-properties style:font-name="Calibri"/>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P13" style:family="paragraph" style:parent-style-name="Text_20_body" style:list-style-name="L5">
      <style:paragraph-properties fo:margin-top="0in" fo:margin-bottom="0in" loext:contextual-spacing="false"/>
    </style:style>
    <style:style style:name="P14" style:family="paragraph" style:parent-style-name="Text_20_body" style:list-style-name="L1">
      <style:paragraph-properties fo:margin-top="0in" fo:margin-bottom="0in" loext:contextual-spacing="false"/>
      <style:text-properties style:font-name="Calibri"/>
    </style:style>
    <style:style style:name="P15" style:family="paragraph" style:parent-style-name="Text_20_body" style:list-style-name="L3">
      <style:paragraph-properties fo:margin-top="0in" fo:margin-bottom="0in" loext:contextual-spacing="false"/>
      <style:text-properties style:font-name="Calibri"/>
    </style:style>
    <style:style style:name="T1" style:family="text">
      <style:text-properties fo:font-weight="bold" style:font-weight-asian="bold" style:font-weight-complex="bold"/>
    </style:style>
    <style:style style:name="T2" style:family="text">
      <style:text-properties style:font-name="Calibri"/>
    </style:style>
    <style:style style:name="T3" style:family="text">
      <style:text-properties style:font-name="Calibri" fo:font-weight="bold" style:font-weight-asian="bold" style:font-weight-complex="bold"/>
    </style:style>
    <style:style style:name="T4" style:family="text">
      <style:text-properties style:font-name="Calibri" fo:font-weight="bold" officeooo:rsid="0017a570" style:font-weight-asian="bold" style:font-weight-complex="bold"/>
    </style:style>
    <style:style style:name="T5" style:family="text">
      <style:text-properties style:font-name="Calibri" fo:font-weight="normal" style:font-weight-asian="normal" style:font-weight-complex="normal"/>
    </style:style>
    <style:style style:name="T6" style:family="text">
      <style:text-properties style:font-name="Calibri" fo:font-weight="normal" officeooo:rsid="0017a570" style:font-weight-asian="normal" style:font-weight-complex="normal"/>
    </style:style>
    <style:style style:name="T7" style:family="text">
      <style:text-properties style:font-name="Calibri" officeooo:rsid="0017a570"/>
    </style:style>
    <style:style style:name="T8" style:family="text">
      <style:text-properties style:font-name="Calibri" officeooo:rsid="001962a0"/>
    </style:style>
    <style:style style:name="T9" style:family="text">
      <style:text-properties style:font-name="Calibri" officeooo:rsid="001a2d7f"/>
    </style:style>
    <style:style style:name="T10" style:family="text">
      <style:text-properties style:font-name="Calibri" officeooo:rsid="001a7ce5"/>
    </style:style>
    <style:style style:name="T11" style:family="text">
      <style:text-properties style:font-name="Calibri" officeooo:rsid="001bab7a"/>
    </style:style>
    <style:style style:name="T12" style:family="text">
      <style:text-properties officeooo:rsid="001962a0"/>
    </style:style>
    <style:style style:name="T13" style:family="text">
      <style:text-properties officeooo:rsid="001a2d7f"/>
    </style:style>
    <style:style style:name="T14" style:family="text">
      <style:text-properties fo:font-size="11.8999996185303pt" fo:font-style="italic" fo:font-weight="bold" style:font-name-asian="Lucida Sans Unicode" style:font-size-asian="11.8999996185303pt" style:font-style-asian="italic" style:font-weight-asian="bold" style:font-name-complex="Tahoma" style:font-size-complex="11.8999996185303pt" style:font-style-complex="italic" style:font-weight-complex="bold"/>
    </style:style>
    <style:style style:name="T15" style:family="text">
      <style:text-properties fo:font-size="11.8999996185303pt" fo:font-style="italic" fo:font-weight="bold" officeooo:rsid="001a2d7f" style:font-name-asian="Lucida Sans Unicode" style:font-size-asian="11.8999996185303pt" style:font-style-asian="italic" style:font-weight-asian="bold" style:font-name-complex="Tahoma" style:font-size-complex="11.8999996185303pt" style:font-style-complex="italic" style:font-weight-complex="bold"/>
    </style:style>
    <style:style style:name="T16" style:family="text">
      <style:text-properties officeooo:rsid="001a7ce5"/>
    </style:style>
    <style:style style:name="T17" style:family="text">
      <style:text-properties officeooo:rsid="001bab7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brown-institute-rfp"/><text:a xlink:type="simple" xlink:href="https://brown.submittable.com/submit/162874/2020-covid-19-micro-grant" text:style-name="Internet_20_link" text:visited-style-name="Visited_20_Internet_20_Link"><text:span text:style-name="Definition"><text:span text:style-name="T2">Brown Institute RFP</text:span></text:span></text:a><text:bookmark-end text:name="brown-institute-rfp"/></text:h>
      <text:h text:style-name="P6" text:outline-level="2"><text:bookmark-start text:name="background"/>Background<text:bookmark-end text:name="background"/></text:h>
      <text:p text:style-name="First_20_paragraph"><text:span text:style-name="T2">Chatbots, or conversational assistants are one of the most effective public engagement and education tools, providing timely information in 24/7 manner. Since the beginning of COVID-19 outbreak, several chatbots have been released to provide the public with information regarding the virus. However, the assistants available today to the public are based on curated answers to pre-defined questions, either by giving the user a list of questions to choose from (</text:span><text:a xlink:type="simple" xlink:href="https://thenextweb.com/apps/2020/03/20/world-health-organizations-whatsapp-bot-texts-you-coronavirus-facts/" text:style-name="Internet_20_link" text:visited-style-name="Visited_20_Internet_20_Link"><text:span text:style-name="Definition"><text:span text:style-name="T2">1</text:span></text:span></text:a><text:span text:style-name="T2">), or matching a open-text question to a pre-defined set of question intents (</text:span><text:a xlink:type="simple" xlink:href="https://www.forbes.com/sites/leahrosenbaum/2020/03/12/worried-about-coronavirus-now-you-can-text-message-a-chatbot-with-questions/#aeca3b7825e9" text:style-name="Internet_20_link" text:visited-style-name="Visited_20_Internet_20_Link"><text:span text:style-name="Definition"><text:span text:style-name="T2">1</text:span></text:span></text:a><text:span text:style-name="T2">, </text:span><text:a xlink:type="simple" xlink:href="https://gyant.com/" text:style-name="Internet_20_link" text:visited-style-name="Visited_20_Internet_20_Link"><text:span text:style-name="Definition"><text:span text:style-name="T2">2</text:span></text:span></text:a><text:span text:style-name="T2">). Therefore, they often unable to answer the questions posed with satisfactory accuracy, or to address questions that are not related directly to the medical aspect of the epidemic, leading users to consult other, potentially unreliable, sources.</text:span></text:p>
      <text:h text:style-name="P6" text:outline-level="2"><text:bookmark-start text:name="project-description"/>Project Description<text:bookmark-end text:name="project-description"/></text:h>
      <text:p text:style-name="P2">We propose to leverage cutting-edge natural language processing (NLP) technology to create a Web-based chatbot to assist those affected by a coronavirus lockdown in three domains:</text:p>
      <text:list xml:id="list3394701917" text:style-name="L1">
        <text:list-item>
          <text:p text:style-name="P14">Answer open domain questions about COVID-19 using authoritative reference corpora such as Wikipedia, the CDC, and PubMed</text:p>
        </text:list-item>
        <text:list-item>
          <text:p text:style-name="P14">Provide updates on the global status of the pandemic (using up-to-date, verified news sources)</text:p>
        </text:list-item>
        <text:list-item>
          <text:p text:style-name="P14">Provide tips for wellness and self-care while working in isolation</text:p>
        </text:list-item>
      </text:list>
      <text:p text:style-name="First_20_paragraph"><text:span text:style-name="T2">The project will be based on the technology developed as a part of </text:span><text:a xlink:type="simple" xlink:href="https://gitlab.com/tangibleai/qary" text:style-name="Internet_20_link" text:visited-style-name="Visited_20_Internet_20_Link"><text:span text:style-name="Definition"><text:span text:style-name="T2">“qary” open-source project</text:span></text:span></text:a><text:span text:style-name="T2">. All training of the bot and software development will be performed by interns and volunteers contributing to open-source repository.</text:span></text:p>
      <text:h text:style-name="P6" text:outline-level="2"><text:bookmark-start text:name="project-outcomes-and-impact-evaluation"/>Project outcomes and impact evaluation<text:bookmark-end text:name="project-outcomes-and-impact-evaluation"/></text:h>
      <text:p text:style-name="P2">The main deliverable of the project will be a mobile web application for COVID-19 question-answering and wellness coaching to mitigate the psychological strains of isolation and promote pro-social behaviors and habits. We will evaluate the success of the project using the following parameters: - <text:span text:style-name="T1">Chatbot accuracy</text:span>: the accuracy of the chatbot will be benchmarked with a list of questions collected from the public forums, such as reddit, Quora and similar sources. Chatbot’s answers will be scored using USE metric using answers collected as a benchmark. The chatbot will not be released to public use until reaching the F1 score of X. In addition, the chatbot accuracy would be evaluated using similar benchmarking method after the release. - <text:span text:style-name="T1">User engagement</text:span>: the engagement of the public with the chatbot will be measured using internal analytics tools. Usage metrics, such as number of users, sessions, and user satisfaction from the conversation with the bot, will be collected to analyze and improve the chatbot’s performance.</text:p>
      <text:h text:style-name="P6" text:outline-level="2"><text:bookmark-start text:name="project-timeline-and-budget"/><text:soft-page-break/>Project timeline and budget<text:bookmark-end text:name="project-timeline-and-budget"/></text:h>
      <text:p text:style-name="P3"><text:span text:style-name="T2">Total budget is </text:span><text:span text:style-name="T3">$5000</text:span><text:span text:style-name="T5">:</text:span></text:p>
      <text:list xml:id="list311762248" text:style-name="L6">
        <text:list-item>
          <text:p text:style-name="P4"><text:span text:style-name="T4">$800</text:span><text:span text:style-name="T7"> in compute resources and cloud infrastructure over 6 months</text:span></text:p>
        </text:list-item>
        <text:list-item>
          <text:p text:style-name="P4"><text:span text:style-name="T3">$</text:span><text:span text:style-name="T4">4200</text:span><text:span text:style-name="T6"> in </text:span><text:span text:style-name="T2">grants to volunteers over </text:span><text:span text:style-name="T7">one 4</text:span><text:span text:style-name="T2"> weeks </text:span><text:span text:style-name="T7">after ATP (authorization to proceed)</text:span></text:p>
        </text:list-item>
      </text:list>
      <text:h text:style-name="P8" text:outline-level="3"><text:bookmark-start text:name="approach"/>W<text:bookmark-end text:name="approach"/>orkflow</text:h>
      <text:p text:style-name="P5"><text:span text:style-name="T2">All software and data will be pushed to GitLab daily. </text:span><text:span text:style-name="T7">Documentation on GitLab will enable developers anywhere in the world to download and run the app on a laptop or a web server (using the provided Docker containers)</text:span><text:span text:style-name="T2">. Features and milestones will be tracked within GitLab “issues” allowing the general public to provide feedback and feature suggestions. </text:span><text:span text:style-name="T8">A mobile web application will be integrated and deployed to</text:span><text:span text:style-name="T7"> http://qary.ai after</text:span><text:span text:style-name="T2"> the </text:span><text:span text:style-name="T7">apps have</text:span><text:span text:style-name="T2"> each been tested </text:span><text:span text:style-name="T7">by</text:span><text:span text:style-name="T2"> beta users. </text:span></text:p>
      <text:p text:style-name="Text_20_body"><text:span text:style-name="T8">S</text:span><text:span text:style-name="T2">oftware development, data gathering and curation will be performed by volunteer data scientists from the San Diego Python User Group and Machine Learning Group. Volunteers who are not currently actively employed on salary will be given priority over other potential interns. Training and mentoring of volunteers will be provided free of charge by Tangible AI staff. </text:span></text:p>
      <text:h text:style-name="P7" text:outline-level="3"><text:bookmark-start text:name="estimate"/>Estimate<text:bookmark-end text:name="estimate"/></text:h>
      <text:p text:style-name="First_20_paragraph"><text:span text:style-name="T2">Total volunteer and intern effort is estimated at 120 person-hours. Four volunteers are currently contributing to the software package, “qary” </text:span><text:span text:style-name="T9">and will be re-tasked for this effort.</text:span></text:p>
      <text:h text:style-name="P10" text:outline-level="4"><text:bookmark-start text:name="state-of-the-art-question-answering-app"/>State of the Art Question Answering App<text:bookmark-end text:name="state-of-the-art-question-answering-app"/></text:h>
      <text:p text:style-name="First_20_paragraph"><text:span text:style-name="T2">52 </text:span><text:span text:style-name="T9">volunteer</text:span><text:span text:style-name="T2">-hours (</text:span><text:span text:style-name="T9">~</text:span><text:span text:style-name="T2">2 weeks) </text:span><text:span text:style-name="T9">to</text:span><text:span text:style-name="T2"> build and deploy the Question Answering mobile web application.</text:span></text:p>
      <text:list xml:id="list4161100831" text:style-name="L3">
        <text:list-item>
          <text:p text:style-name="P11"><text:span text:style-name="T2">8h ($280): compile urls and unstructured natural language text on </text:span><text:span text:style-name="T10">COVID</text:span><text:span text:style-name="T2">-19</text:span></text:p>
        </text:list-item>
        <text:list-item>
          <text:p text:style-name="P11"><text:span text:style-name="T2">8h ($280): build/test/deploy python script to scrape URLs and query APIs </text:span><text:span text:style-name="T9">daily</text:span></text:p>
        </text:list-item>
        <text:list-item>
          <text:p text:style-name="P15">8h ($280): <text:span text:style-name="T13">compile ML </text:span>training set of 100<text:span text:style-name="T13">+</text:span> question-answer pairs <text:span text:style-name="T13">from</text:span> authoritative sources</text:p>
        </text:list-item>
        <text:list-item>
          <text:p text:style-name="P15">16h ($560): train (fine tune) ALBERT to answer 100+ COVID-19 FAQs accurately</text:p>
        </text:list-item>
        <text:list-item>
          <text:p text:style-name="P11"><text:span text:style-name="T2">12h ($420): create/test/deploy REST API </text:span><text:span text:style-name="T9">and webapp </text:span><text:span text:style-name="T2">for user interaction </text:span><text:span text:style-name="T9">from</text:span><text:span text:style-name="T2"> </text:span><text:span text:style-name="T9">smartphone</text:span></text:p>
        </text:list-item>
      </text:list>
      <text:h text:style-name="P9" text:outline-level="3"><text:bookmark-start text:name="deterministic-conversational-covid-19-coach"/>Deterministic Conversational COVID-19 Coach<text:bookmark-end text:name="deterministic-conversational-covid-19-coach"/></text:h>
      <text:p text:style-name="First_20_paragraph"><text:span text:style-name="T2">48 </text:span><text:span text:style-name="T10">volunteer</text:span><text:span text:style-name="T2">-hours (</text:span><text:span text:style-name="T10">~</text:span><text:span text:style-name="T2">1 week) </text:span><text:span text:style-name="T11">to</text:span><text:span text:style-name="T2"> build </text:span><text:span text:style-name="T11">and</text:span><text:span text:style-name="T2"> deploy COVID-19 Coach for </text:span><text:span text:style-name="T11">i</text:span><text:span text:style-name="T2">solation well-being support.</text:span></text:p>
      <text:list xml:id="list1657188029" text:style-name="L4">
        <text:list-item>
          <text:p text:style-name="P12"><text:span text:style-name="T2">8h ($280): </text:span><text:span text:style-name="T9">D</text:span><text:span text:style-name="T2">eterministic chatbot for answering FAQ questions about COVID-19</text:span></text:p>
        </text:list-item>
        <text:list-item>
          <text:p text:style-name="P12"><text:span text:style-name="T2">16h ($560): </text:span><text:span text:style-name="T9">Add w</text:span><text:span text:style-name="T2">ell-being and self-help coaching features </text:span><text:span text:style-name="T9">(</text:span><text:span text:style-name="T2">home isolation, </text:span><text:span text:style-name="T9">exercise, etc)</text:span></text:p>
        </text:list-item>
        <text:list-item>
          <text:p text:style-name="P12"><text:span text:style-name="T9">16</text:span><text:span text:style-name="T2">h ($</text:span><text:span text:style-name="T9">84</text:span><text:span text:style-name="T2">0): </text:span><text:span text:style-name="T9">T</text:span><text:span text:style-name="T2">est with beta users, refine </text:span><text:span text:style-name="T9">UX</text:span><text:span text:style-name="T2">, </text:span><text:span text:style-name="T9">deploy and maintain for 6 months</text:span></text:p>
        </text:list-item>
      </text:list>
      <text:h text:style-name="P7" text:outline-level="3"><text:bookmark-start text:name="integrate-deterministic-chatbot-web"/><text:span text:style-name="T14">Integrat</text:span><text:bookmark-end text:name="integrate-deterministic-chatbot-web"/><text:span text:style-name="T15">ion </text:span></text:h>
      <text:list xml:id="list2761969500" text:style-name="L5">
        <text:list-item>
          <text:p text:style-name="P13"><text:span text:style-name="T9">20</text:span><text:span text:style-name="T2">h ($560): Integrate COVID</text:span><text:span text:style-name="T2">-19 Coach with SotA question answering chatbot REST API</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8752in" fo:margin-right="0.875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4.2$MacOSX_X86_64 LibreOffice_project/60da17e045e08f1793c57c00ba83cdfce946d0aa</meta:generator>
    <dc:title/>
    <dc:description/>
    <dc:subject/>
    <meta:keyword/>
    <meta:initial-creator/>
    <meta:creation-date>2020-03-21T01:27:13Z</meta:creation-date>
    <dc:date>2020-03-20T18:56:39.743697288</dc:date>
    <meta:editing-duration>PT8M29S</meta:editing-duration>
    <meta:editing-cycles>3</meta:editing-cycles>
    <meta:document-statistic meta:table-count="0" meta:image-count="0" meta:object-count="0" meta:page-count="2" meta:paragraph-count="35" meta:word-count="752" meta:character-count="4870" meta:non-whitespace-character-count="4163"/>
  </office:meta>
</office:document-meta>
</file>